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stroke="dash" draw:stroke-dash="Fine_20_Dashed" draw:fill="none" draw:textarea-vertical-align="middle"/>
    </style:style>
    <style:style style:name="gr3" style:family="graphic" style:parent-style-name="objectwithoutfill">
      <style:graphic-properties draw:stroke="solid" draw:stroke-dash="Fine_20_Dashed" svg:stroke-color="#ff3333" draw:fill="none" draw:textarea-vertical-align="middle"/>
    </style:style>
    <style:style style:name="gr4" style:family="graphic" style:parent-style-name="objectwithoutfill">
      <style:graphic-properties draw:stroke="solid" draw:stroke-dash="Fine_20_Dashed" svg:stroke-color="#6666ff"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color="#000000" draw:fill="none" draw:textarea-vertical-align="middle" draw:auto-grow-height="false" fo:min-height="0.95cm" fo:min-width="0cm"/>
    </style:style>
    <style:style style:name="gr7" style:family="graphic" style:parent-style-name="objectwithoutfill">
      <style:graphic-properties svg:stroke-color="#6666ff" draw:fill="none" draw:textarea-vertical-align="middle"/>
    </style:style>
    <style:style style:name="gr8" style:family="graphic" style:parent-style-name="objectwithoutfill">
      <style:graphic-properties svg:stroke-color="#ff3333"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gr10" style:family="graphic" style:parent-style-name="standard">
      <style:graphic-properties draw:stroke="none" svg:stroke-color="#000000" draw:fill="none" draw:fill-color="#ffffff" draw:opacity="99%"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textarea-vertical-align="middle" draw:auto-grow-height="true" draw:auto-grow-width="true" fo:min-height="0cm" fo:min-width="0cm"/>
    </style:style>
    <style:style style:name="P1" style:family="paragraph">
      <loext:graphic-properties draw:fill="none"/>
      <style:paragraph-properties fo:text-align="center"/>
    </style:style>
    <style:style style:name="P2" style:family="paragraph">
      <style:text-properties fo:color="#ff3333"/>
    </style:style>
    <style:style style:name="P3" style:family="paragraph">
      <loext:graphic-properties draw:fill="none" draw:fill-color="#ffffff"/>
      <style:text-properties fo:color="#ff3333"/>
    </style:style>
    <style:style style:name="P4" style:family="paragraph">
      <style:text-properties fo:color="#6666ff"/>
    </style:style>
    <style:style style:name="P5" style:family="paragraph">
      <loext:graphic-properties draw:fill="none" draw:fill-color="#ffffff"/>
      <style:text-properties fo:color="#6666ff"/>
    </style:style>
    <style:style style:name="P6" style:family="paragraph">
      <loext:graphic-properties draw:fill="none"/>
      <style:paragraph-properties fo:text-align="center"/>
      <style:text-properties fo:color="#000000"/>
    </style:style>
    <style:style style:name="P7" style:family="paragraph">
      <loext:graphic-properties draw:fill="none" draw:fill-color="#ffffff" draw:opacity="99%"/>
      <style:text-properties fo:color="#6666ff"/>
    </style:style>
    <style:style style:name="T1" style:family="text">
      <style:text-properties fo:color="#ff3333"/>
    </style:style>
    <style:style style:name="T2" style:family="text">
      <style:text-properties fo:color="#6666ff"/>
    </style:style>
    <style:style style:name="T3" style:family="text">
      <style:text-properties fo:color="#ff3333" fo:font-size="10pt" style:font-size-asian="10pt" style:font-size-complex="10pt"/>
    </style:style>
    <style:style style:name="T4" style:family="text">
      <style:text-properties fo:color="#6666ff" fo:font-size="10pt" style:font-size-asian="10pt" style:font-size-complex="10pt"/>
    </style:style>
    <style:style style:name="T5" style:family="text">
      <style:text-properties style:use-window-font-color="true"/>
    </style:style>
    <style:style style:name="T6" style:family="text">
      <style:text-properties fo:color="#ff3333" style:text-position="-33% 58%"/>
    </style:style>
    <style:style style:name="T7" style:family="text">
      <style:text-properties fo:color="#6666ff"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3.5cm" svg:x2="18cm" svg:y2="3.5cm">
          <text:p/>
        </draw:line>
        <draw:line draw:style-name="gr1" draw:text-style-name="P1" draw:layer="layout" svg:x1="3.2cm" svg:y1="4.5cm" svg:x2="3.2cm" svg:y2="3.5cm">
          <text:p/>
        </draw:line>
        <draw:line draw:style-name="gr1" draw:text-style-name="P1" draw:layer="layout" svg:x1="10.5cm" svg:y1="4.5cm" svg:x2="10.5cm" svg:y2="3.5cm">
          <text:p/>
        </draw:line>
        <draw:line draw:style-name="gr2" draw:text-style-name="P1" draw:layer="layout" svg:x1="11.7cm" svg:y1="4.5cm" svg:x2="11.7cm" svg:y2="3.5cm">
          <text:p/>
        </draw:line>
        <draw:line draw:style-name="gr2" draw:text-style-name="P1" draw:layer="layout" svg:x1="3.2cm" svg:y1="4cm" svg:x2="5.4cm" svg:y2="4cm">
          <text:p/>
        </draw:line>
        <draw:line draw:style-name="gr3" draw:text-style-name="P1" draw:layer="layout" svg:x1="5.4cm" svg:y1="4cm" svg:x2="11.7cm" svg:y2="4cm">
          <text:p/>
        </draw:line>
        <draw:line draw:style-name="gr2" draw:text-style-name="P1" draw:layer="layout" svg:x1="18cm" svg:y1="4.3cm" svg:x2="16.059cm" svg:y2="4.3cm">
          <text:p/>
        </draw:line>
        <draw:line draw:style-name="gr4" draw:text-style-name="P1" draw:layer="layout" svg:x1="16.059cm" svg:y1="4.3cm" svg:x2="10.5cm" svg:y2="4.3cm">
          <text:p/>
        </draw:line>
        <draw:frame draw:style-name="gr5" draw:text-style-name="P3" draw:layer="layout" svg:width="0.853cm" svg:height="0.962cm" svg:x="6.7cm" svg:y="4.2cm">
          <draw:text-box>
            <text:p text:style-name="P2"><text:span text:style-name="T1">a</text:span></text:p>
          </draw:text-box>
        </draw:frame>
        <draw:frame draw:style-name="gr5" draw:text-style-name="P5" draw:layer="layout" svg:width="0.853cm" svg:height="0.962cm" svg:x="12.9cm" svg:y="4.2cm">
          <draw:text-box>
            <text:p text:style-name="P4"><text:span text:style-name="T2">b</text:span></text:p>
          </draw:text-box>
        </draw:frame>
        <draw:custom-shape draw:style-name="gr6" draw:text-style-name="P6" draw:layer="layout" svg:width="0.5cm" svg:height="1.2cm" draw:transform="rotate (-1.5707963267949) translate (11.7cm 4.8cm)">
          <text:p/>
          <draw:enhanced-geometry svg:viewBox="0 0 21600 21600" draw:glue-points="0 0 0 21600 21600 10800" draw:text-areas="0 ?f9 7800 ?f10" draw:mirror-horizontal="true" draw:mirror-vertic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style-name="gr1" draw:text-style-name="P1" draw:layer="layout" svg:width="3.609cm" svg:height="1.892cm" draw:transform="skewX (-0.0324631240870945) rotate (-0.127758101245985) translate (9.55039874057621cm 5.78824463032318cm)" svg:viewBox="0 0 3610 1893" svg:d="M0 1888c152 15 302-8 455-27 143-17 263-124 399-190 175-85 148-341 233-512 79-159 92-350 152-518 70-193 8-475 227-573 133-60 320-121 418 9 116 153 203 334 266 526 53 162 78 337 155 493 79 162 215 274 380 325 153 46 287 30 436 53 145 22 298-6 437-72l52-22">
          <text:p/>
        </draw:path>
        <draw:path draw:style-name="gr7" draw:text-style-name="P1" draw:layer="layout" svg:width="4.916cm" svg:height="3.152cm" draw:transform="skewX (0.131074226824774) rotate (0.608247244320024) translate (8.304cm 7.66909339407745cm)" svg:viewBox="0 0 4917 3153" svg:d="M0 0c174 19 346 43 521 56 162 12 299 82 447 129 183 59 349 166 526 249 144 68 297 106 445 163 162 63 321 138 478 218 147 76 285 175 447 217 153 39 273 149 409 225 146 82 253 217 356 349 105 136 218 266 327 398 109 131 255 230 335 387 82 161 131 363 291 462l130 117 128 117 77 66">
          <text:p/>
        </draw:path>
        <draw:path draw:style-name="gr1" draw:text-style-name="P1" draw:layer="layout" svg:width="3.609cm" svg:height="1.892cm" draw:transform="skewX (-0.0324631240870945) rotate (-0.127758101245985) translate (9.55039874057621cm 8.68824463032318cm)" svg:viewBox="0 0 3610 1893" svg:d="M0 1888c152 15 302-8 455-27 143-17 263-124 399-190 175-85 148-341 233-512 79-159 92-350 152-518 70-193 8-475 227-573 133-60 320-121 418 9 116 153 203 334 266 526 53 162 78 337 155 493 79 162 215 274 380 325 153 46 287 30 436 53 145 22 298-6 437-72l52-22">
          <text:p/>
        </draw:path>
        <draw:path draw:style-name="gr8" draw:text-style-name="P1" draw:layer="layout" svg:width="4.916cm" svg:height="3.152cm" draw:transform="skewX (0.131074226824774) rotate (0.608247244320024) translate (8.304cm 10.5690933940774cm)" svg:viewBox="0 0 4917 3153" svg:d="M0 0c174 19 346 43 521 56 162 12 299 82 447 129 183 59 349 166 526 249 144 68 297 106 445 163 162 63 321 138 478 218 147 76 285 175 447 217 153 39 273 149 409 225 146 82 253 217 356 349 105 136 218 266 327 398 109 131 255 230 335 387 82 161 131 363 291 462l130 117 128 117 77 66">
          <text:p/>
        </draw:path>
        <draw:frame draw:style-name="gr9" draw:text-style-name="P3" draw:layer="layout" svg:width="2.344cm" svg:height="0.645cm" svg:x="13.701cm" svg:y="10.2cm">
          <draw:text-box>
            <text:p text:style-name="P2"><text:span text:style-name="T3">background</text:span></text:p>
          </draw:text-box>
        </draw:frame>
        <draw:frame draw:style-name="gr10" draw:text-style-name="P7" draw:layer="layout" svg:width="2.344cm" svg:height="0.645cm" svg:x="13.701cm" svg:y="7.3cm">
          <draw:text-box>
            <text:p text:style-name="P4"><text:span text:style-name="T4">background</text:span></text:p>
          </draw:text-box>
        </draw:frame>
        <draw:frame draw:style-name="gr11" draw:text-style-name="P3" draw:layer="layout" svg:width="0.917cm" svg:height="1.114cm" svg:x="10.801cm" svg:y="7.524cm">
          <draw:text-box>
            <text:p text:style-name="P2"><text:span text:style-name="T5">r</text:span><text:span text:style-name="T6">a</text:span></text:p>
          </draw:text-box>
        </draw:frame>
        <draw:line draw:style-name="gr2" draw:text-style-name="P1" draw:layer="layout" svg:x1="12.7cm" svg:y1="7.7cm" svg:x2="9.86cm" svg:y2="7.7cm">
          <text:p/>
        </draw:line>
        <draw:line draw:style-name="gr2" draw:text-style-name="P1" draw:layer="layout" svg:x1="12.7cm" svg:y1="10.6cm" svg:x2="9.86cm" svg:y2="10.6cm">
          <text:p/>
        </draw:line>
        <draw:line draw:style-name="gr1" draw:text-style-name="P1" draw:layer="layout" svg:x1="11.151cm" svg:y1="7.7cm" svg:x2="11.151cm" svg:y2="6.007cm">
          <text:p/>
        </draw:line>
        <draw:line draw:style-name="gr1" draw:text-style-name="P1" draw:layer="layout" svg:x1="11.151cm" svg:y1="10.601cm" svg:x2="11.151cm" svg:y2="8.908cm">
          <text:p/>
        </draw:line>
        <draw:frame draw:style-name="gr11" draw:text-style-name="P3" draw:layer="layout" svg:width="0.917cm" svg:height="1.114cm" svg:x="10.802cm" svg:y="10.424cm">
          <draw:text-box>
            <text:p text:style-name="P2"><text:span text:style-name="T5">r</text:span><text:span text:style-name="T7">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 Christian Heide</meta:initial-creator>
    <meta:creation-date>2016-07-12T12:54:34.337584467</meta:creation-date>
    <dc:date>2016-07-12T13:11:56.759484678</dc:date>
    <dc:creator>J. Christian Heide</dc:creator>
    <meta:editing-duration>PT22S</meta:editing-duration>
    <meta:editing-cycles>1</meta:editing-cycles>
    <meta:document-statistic meta:object-count="23"/>
    <meta:generator>LibreOffice/5.1.4.2$Linux_X86_64 LibreOffice_project/10m0$Build-2</meta:generator>
  </office:meta>
</office:document-meta>
</file>